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b7b79d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9c9b6"/>
    </style:style>
    <style:style style:name="gr4" style:family="graphic" style:parent-style-name="standard">
      <style:graphic-properties draw:stroke="none" svg:stroke-width="0.001cm" draw:fill-color="#7a7a5a"/>
    </style:style>
    <style:style style:name="gr5" style:family="graphic" style:parent-style-name="standard">
      <style:graphic-properties draw:stroke="none" svg:stroke-width="0.001cm" draw:fill-color="#dbdbce"/>
    </style:style>
    <style:style style:name="gr6" style:family="graphic" style:parent-style-name="standard">
      <style:graphic-properties draw:stroke="none" svg:stroke-width="0.001cm" draw:fill-color="#b7b79d"/>
    </style:style>
  </office:automatic-styles>
  <office:body>
    <office:drawing>
      <draw:page draw:name="page1" draw:style-name="dp1" draw:master-page-name="Default">
        <draw:g>
          <draw:glue-point draw:id="4" svg:x="1.732cm" svg:y="-5cm"/>
          <draw:glue-point draw:id="5" svg:x="3.653cm" svg:y="-5cm"/>
          <draw:glue-point draw:id="6" svg:x="2.693cm" svg:y="-5cm"/>
          <draw:glue-point draw:id="7" svg:x="-5cm" svg:y="5cm"/>
          <draw:glue-point draw:id="8" svg:x="0.482cm" svg:y="5cm"/>
          <draw:glue-point draw:id="9" svg:x="-2.26cm" svg:y="5cm"/>
          <draw:glue-point draw:id="10" svg:x="-5cm" svg:y="2.925cm"/>
          <draw:glue-point draw:id="11" svg:x="-5cm" svg:y="3.962cm"/>
          <draw:glue-point draw:id="12" svg:x="5cm" svg:y="-3.83cm"/>
          <draw:glue-point draw:id="13" svg:x="5cm" svg:y="0.764cm"/>
          <draw:glue-point draw:id="14" svg:x="5cm" svg:y="-1.532cm"/>
          <draw:glue-point draw:id="15" svg:x="0.573cm" svg:y="0.208cm"/>
          <draw:polygon draw:style-name="gr1" draw:layer="layout" svg:width="1.028cm" svg:height="0.415cm" svg:x="0cm" svg:y="1.585cm" svg:viewBox="0 0 1029 416" draw:points="0,0 0,416 1029,416 1029,0">
            <text:p/>
          </draw:polygon>
          <draw:polygon draw:style-name="gr2" draw:layer="layout" svg:width="1.028cm" svg:height="0.415cm" svg:x="0cm" svg:y="1.585cm" svg:viewBox="0 0 1029 416" draw:points="0,0 0,416 1029,416 1029,0">
            <text:p/>
          </draw:polygon>
          <draw:polygon draw:style-name="gr3" draw:layer="layout" svg:width="1.875cm" svg:height="1.351cm" svg:x="0cm" svg:y="0.234cm" svg:viewBox="0 0 1876 1352" draw:points="0,1352 847,0 1876,0 1028,1352">
            <text:p/>
          </draw:polygon>
          <draw:polygon draw:style-name="gr2" draw:layer="layout" svg:width="1.875cm" svg:height="1.351cm" svg:x="0cm" svg:y="0.234cm" svg:viewBox="0 0 1876 1352" draw:points="0,1352 847,0 1876,0 1028,1352">
            <text:p/>
          </draw:polygon>
          <draw:polygon draw:style-name="gr4" draw:layer="layout" svg:width="0.847cm" svg:height="1.766cm" svg:x="1.028cm" svg:y="0.234cm" svg:viewBox="0 0 848 1767" draw:points="0,1767 848,919 848,0 0,1351">
            <text:p/>
          </draw:polygon>
          <draw:polygon draw:style-name="gr2" draw:layer="layout" svg:width="0.847cm" svg:height="1.766cm" svg:x="1.028cm" svg:y="0.234cm" svg:viewBox="0 0 848 1767" draw:points="0,1767 848,919 848,0 0,1351">
            <text:p/>
          </draw:polygon>
          <draw:polygon draw:style-name="gr5" draw:layer="layout" svg:width="1.262cm" svg:height="1.207cm" svg:x="0.36cm" svg:y="0cm" svg:viewBox="0 0 1263 1208" draw:points="0,1208 198,829 559,378 902,0 1263,0 884,396 523,865 343,1208">
            <text:p/>
          </draw:polygon>
          <draw:polygon draw:style-name="gr2" draw:layer="layout" svg:width="1.262cm" svg:height="1.207cm" svg:x="0.36cm" svg:y="0cm" svg:viewBox="0 0 1263 1208" draw:points="0,1208 198,829 559,378 902,0 1263,0 884,396 523,865 343,1208">
            <text:p/>
          </draw:polygon>
          <draw:polygon draw:style-name="gr6" draw:layer="layout" svg:width="0.379cm" svg:height="0.289cm" svg:x="0.36cm" svg:y="1.207cm" svg:viewBox="0 0 380 290" draw:points="0,0 0,290 380,290 343,0">
            <text:p/>
          </draw:polygon>
          <draw:polygon draw:style-name="gr2" draw:layer="layout" svg:width="0.379cm" svg:height="0.289cm" svg:x="0.36cm" svg:y="1.207cm" svg:viewBox="0 0 380 290" draw:points="0,0 0,290 380,290 343,0">
            <text:p/>
          </draw:polygon>
          <draw:polygon draw:style-name="gr4" draw:layer="layout" svg:width="0.955cm" svg:height="1.496cm" svg:x="0.703cm" svg:y="0cm" svg:viewBox="0 0 956 1497" draw:points="919,0 956,288 703,595 684,504 342,919 342,1010 36,1497 0,1207 180,865 541,396">
            <text:p/>
          </draw:polygon>
          <draw:polygon draw:style-name="gr2" draw:layer="layout" svg:width="0.955cm" svg:height="1.496cm" svg:x="0.703cm" svg:y="0cm" svg:viewBox="0 0 956 1497" draw:points="919,0 956,288 703,595 684,504 342,919 342,1010 36,1497 0,1207 180,865 541,39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Phone 2</dc:title>
    <meta:creation-date>2011-02-07T16:44:36</meta:creation-date>
    <meta:editing-duration>P0D</meta:editing-duration>
    <meta:editing-cycles>1</meta:editing-cycles>
    <meta:document-statistic meta:object-count="13"/>
    <meta:generator>OpenOffice.org/3.3$Linux OpenOffice.org_project/330m20$Build-9567</meta:generator>
  </office:meta>
</office:document-meta>
</file>